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26ECCC79A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429cm" svg:height="17.329cm" svg:x="1.986cm" svg:y="1.3cm">
          <draw:image xlink:href="Pictures/100000000000026D0000026ECCC79A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0.32cm" fo:page-height="20.3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Ben Loftin</meta:initial-creator>
    <meta:creation-date>2009-02-05T22:24:21</meta:creation-date>
    <dc:creator>Ben Loftin</dc:creator>
    <dc:date>2009-02-05T22:26:23</dc:date>
    <meta:editing-cycles>1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